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<text:soft-page-break/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<text:span text:style-name="T1">IAH-20110905093545-00000-kovar-laptop-8090.arc.gz</text:span>.</text:p>
      <text:h text:style-name="Heading_20_2" text:outline-level="2">F. Výstup z programu JHOVE pro přiložený arc soubor</text:h>
      <text:p text:style-name="textove_20_prilohy_20_komentar">Výstup pro soubor dostupný jako elektronická příloha bakalářské práce pod názvem <text:span text:style-name="T1">IAH-</text:span><text:span text:style-name="T1">20110905093545-00000-kovar-laptop-8090.arc.gz</text:span>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oft-page-break/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<text:span text:style-name="T1">IAH-20110905093545-00000-kovar-laptop-8090.arc.gz_jhove2output.xml</text:span>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<text:span text:style-name="T1">index.cdx</text:span>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– metadata record</text:h>
      <text:p text:style-name="textové_20_přílohy">WARC/0.18</text:p>
      <text:p text:style-name="textové_20_přílohy">WARC-Type: metadata</text:p>
      <text:p text:style-name="textové_20_přílohy">WARC-Target-URI: http://www.archive.org/images/logoc.jpg</text:p>
      <text:p text:style-name="textové_20_přílohy">WARC-Date: 2006-09-19T17:20:24Z</text:p>
      <text:p text:style-name="textové_20_přílohy">WARC-Record-ID: &lt;urn:uuid:16da6da0-bcdc-49c3-927e-57494593b943&gt;</text:p>
      <text:p text:style-name="textové_20_přílohy">WARC-Concurrent-To: &lt;urn:uuid:92283950-ef2f-4d72-b224-f54c6ec90bb0&gt;</text:p>
      <text:p text:style-name="textové_20_přílohy">Content-Type: application/warc-fields</text:p>
      <text:p text:style-name="textové_20_přílohy"><text:soft-page-break/>WARC-Block-Digest: sha1:UZY6ND6CCHXETFVJD2MSS7ZENMWF7KQ2</text:p>
      <text:p text:style-name="textové_20_přílohy">Content-Length: 59</text:p>
      <text:p text:style-name="textové_20_přílohy"/>
      <text:p text:style-name="textové_20_přílohy">via: http://www.archive.org/</text:p>
      <text:p text:style-name="textové_20_přílohy">hopsFromSeed: E</text:p>
      <text:p text:style-name="textové_20_přílohy">fetchTimeMs: 565</text:p>
      <text:h text:style-name="Heading_20_2" text:outline-level="2">J. Warc – request record</text:h>
      <text:p text:style-name="textové_20_přílohy">WARC/0.18</text:p>
      <text:p text:style-name="textové_20_přílohy">WARC-Type: request</text:p>
      <text:p text:style-name="textové_20_přílohy">WARC-Target-URI: http://www.archive.org/images/logoc.jpg</text:p>
      <text:p text:style-name="textové_20_přílohy">WARC-Warcinfo-ID: &lt;urn:uuid:d7ae5c10-e6b3-4d27-967d-34780c58ba39&gt;</text:p>
      <text:p text:style-name="textové_20_přílohy">WARC-Date: 2006-09-19T17:20:24Z</text:p>
      <text:p text:style-name="textové_20_přílohy">Content-Length: 236</text:p>
      <text:p text:style-name="textové_20_přílohy">WARC-Record-ID: &lt;urn:uuid:4885803b-eebd-4b27-a090-144450c11594&gt;</text:p>
      <text:p text:style-name="textové_20_přílohy">Content-Type: application/http;msgtype=request</text:p>
      <text:p text:style-name="textové_20_přílohy">WARC-Concurrent-To: &lt;urn:uuid:92283950-ef2f-4d72-b224-f54c6ec90bb0&gt;</text:p>
      <text:p text:style-name="textové_20_přílohy">GET /images/logoc.jpg HTTP/1.0</text:p>
      <text:p text:style-name="textové_20_přílohy">User-Agent: Mozilla/5.0 (compatible; heritrix/1.10.0)</text:p>
      <text:p text:style-name="textové_20_přílohy">From: stack@example.org</text:p>
      <text:p text:style-name="textové_20_přílohy">Connection: close</text:p>
      <text:p text:style-name="textové_20_přílohy">Referer: http://www.archive.org/</text:p>
      <text:p text:style-name="textové_20_přílohy">Host: www.archive.org</text:p>
      <text:p text:style-name="textové_20_přílohy">Cookie: PHPSESSID=009d7bb11022f80605aa87e18224d824<text:tab/></text:p>
      <text:h text:style-name="Heading_20_2" text:outline-level="2">K. Warc – warcinfo record</text:h>
      <text:p text:style-name="textové_20_přílohy">WARC/0.18</text:p>
      <text:p text:style-name="textové_20_přílohy">WARC-Type: warcinfo</text:p>
      <text:p text:style-name="textové_20_přílohy">WARC-Date: 2006-09-19T17:20:14Z</text:p>
      <text:p text:style-name="textové_20_přílohy">WARC-Record-ID: &lt;urn:uuid:d7ae5c10-e6b3-4d27-967d-34780c58ba39&gt;</text:p>
      <text:p text:style-name="textové_20_přílohy">Content-Type: application/warc-fields</text:p>
      <text:p text:style-name="textové_20_přílohy">Content-Length: 381</text:p>
      <text:p text:style-name="textové_20_přílohy">software: Heritrix 1.12.0 http://crawler.archive.org</text:p>
      <text:p text:style-name="textové_20_přílohy">hostname: crawling017.archive.org</text:p>
      <text:p text:style-name="textové_20_přílohy">ip: 207.241.227.234</text:p>
      <text:p text:style-name="textové_20_přílohy">isPartOf: testcrawl-20050708</text:p>
      <text:p text:style-name="textové_20_přílohy">description: testcrawl with WARC output</text:p>
      <text:p text:style-name="textové_20_přílohy">operator: IA_Admin</text:p>
      <text:p text:style-name="textové_20_přílohy">http-header-user-agent:</text:p>
      <text:p text:style-name="textové_20_přílohy">Mozilla/5.0 (compatible; heritrix/1.4.0 +http://crawler.archive.org)</text:p>
      <text:p text:style-name="textové_20_přílohy"><text:soft-page-break/>format: WARC file version 0.18</text:p>
      <text:p text:style-name="textové_20_přílohy">conformsTo:</text:p>
      <text:p text:style-name="textové_20_přílohy">http://www.archive.org/documents/WarcFileFormat-0.18.html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<text:span text:style-name="T1">WARCTOOLS_IAH-20110905093545-00000-kovar-laptop-8090.warc.gz</text:span>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<text:span text:style-name="T1">HANZO_IAH-20110905093545-00000-kovar-laptop-8090.warc.gz</text:span>.</text:p>
      <text:h text:style-name="Heading_20_2" text:outline-level="2">N. Warc soubor vytvořený z přiloženého arc souboru pomocí nástroje WARC-TOOLS / kpk09</text:h>
      <text:p text:style-name="textove_20_prilohy_20_komentar">Soubor je dostupný jako elektronická příloha bakalářské práce pod názvem <text:span text:style-name="T1">KPK09_IAH-20110905093545-00000-kovar-laptop-8090.warc.gz</text:span>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<text:span text:style-name="T1">WARCTOOLS_IAH-20110905093545-00000-kovar-laptop-8090.warc.gz_jhove2output.xml</text:span>. </text:p>
      <text:h text:style-name="Heading_20_2" text:outline-level="2">P. Popis standardu WARC</text:h>
      <text:p text:style-name="textove_20_prilohy_20_komentar">Soubor je dostupný jako elektronická příloha bakalářské práce pod názvem <text:span text:style-name="T1">WARC_Guidelines_v1.pdf</text:span>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<text:span text:style-name="T1">british_library_mail1</text:span> jsou informace, které dostal Ing. Libor Coufal. Pod názvem <text:span text:style-name="T1">british_library_mail2</text:span> jsou informace, které psali přímo mě. Pod názvem <text:span text:style-name="T1">british_library_mail3</text:span>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<text:span text:style-name="T1">warc-tools_phase_III_frs_v8.pdf</text:span>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<text:span text:style-name="T1">warc_tools_frs.pdf</text:span>.</text:p>
      <text:h text:style-name="Heading_20_2" text:outline-level="2">T. WARCTOOLS – Non-Functional Requirements </text:h>
      <text:p text:style-name="textove_20_prilohy_20_komentar">Soubor je dostupný jako elektronická příloha bakalářské práce pod názvem <text:span text:style-name="T1">warc_tools_nfr.pdf</text:span>.</text:p>
      <text:h text:style-name="Heading_20_2" text:outline-level="2"><text:soft-page-break/>U. WARCTOOLS – Software Requirements Specification</text:h>
      <text:p text:style-name="textove_20_prilohy_20_komentar">Soubor je dostupný jako elektronická příloha bakalářské práce pod názvem <text:span text:style-name="T1">warc_tools_srs.pdf</text:span>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<text:span text:style-name="T1">WARCTOOLS_IAH-20110905093545-00000-kovar-laptop-8090.warc.gz_warcdump</text:span>.</text:p>
      <text:h text:style-name="Heading_20_2" text:outline-level="2">W. WARCTOOLS / hanzo – README soubor</text:h>
      <text:p text:style-name="textove_20_prilohy_20_komentar">Soubor je dostupný jako elektronická příloha bakalářské práce pod názvem <text:span text:style-name="T1">warctools_hanzo_README</text:span>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<text:span text:style-name="T1">HANZO_IAH-20110905093545-00000-kovar-laptop-8090.warc.gz_warcdump</text:span>.</text:p>
      <text:h text:style-name="Heading_20_2" text:outline-level="2">Y. WARCTOOLS / hanzo – výstup z programu JHOVE2 pro přiložený warc soubor</text:h>
      <text:p text:style-name="textove_20_prilohy_20_komentar">Soubor je dostupný jako elektronická příloha bakalářské práce pod názvem <text:span text:style-name="T1">HANZO_IAH-20110905093545-00000-kovar-laptop-8090.warc.gz_jhove2output.xml</text:span>.</text:p>
      <text:h text:style-name="Heading_20_2" text:outline-level="2">Z. WARCTOOLS / kpk09 – README soubor</text:h>
      <text:p text:style-name="textove_20_prilohy_20_komentar">Soubor je dostupný jako elektronická příloha bakalářské práce pod názvem <text:span text:style-name="T1">warctools_kpk09_README</text:span>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<text:span text:style-name="T1">KPK09_IAH-20110905093545-00000-kovar-laptop-8090.warc.gz_warcdump</text:span>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<text:span text:style-name="T1">KPK09_IAH-20110905093545-00000-kovar-laptop-8090.warc.gz_jhove2output.xml</text:span>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<text:span text:style-name="T1">warc-tools.tar.gz</text:span>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<text:span text:style-name="T1">warc-tools_hanzo.tar.gz</text:span>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<text:span text:style-name="T1">warc-tools_kpk09.tar.gz</text:span>.</text:p>
      <text:h text:style-name="Heading_20_2" text:outline-level="2"><text:soft-page-break/>AF. JHOVE2 – uživatelská příručka nástroje</text:h>
      <text:p text:style-name="textove_20_prilohy_20_komentar">Soubor je dostupný jako elektronická příloha bakalářské práce pod názvem <text:span text:style-name="T1">JHOVE2-Users-Guide_20110222.pdf</text:span>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<text:span text:style-name="T1">NDIIPP-2010-JHOVE2.pdf</text:span>.</text:p>
      <text:h text:style-name="Heading_20_2" text:outline-level="2">AH. JHOVE2 – archiv obsahující nástroj</text:h>
      <text:p text:style-name="textove_20_prilohy_20_komentar">Soubor je dostupný jako elektronická příloha bakalářské práce pod názvem <text:span text:style-name="T1">jhove2-2.0.0.tar.gz</text:span>.</text:p>
      <text:h text:style-name="Heading_20_2" text:outline-level="2">AI. Jpype – archiv obsahující nástroj</text:h>
      <text:p text:style-name="textove_20_prilohy_20_komentar">Soubor je dostupný jako elektronická příloha bakalářské práce pod názvem <text:span text:style-name="T1">JPype-0.5.4.2.zip</text:span>.</text:p>
      <text:h text:style-name="Heading_20_2" text:outline-level="2">AJ. Warc – ISO specifikace</text:h>
      <text:p text:style-name="textove_20_prilohy_20_komentar">Soubor je dostupný jako elektronická příloha bakalářské práce pod názvem <text:span text:style-name="T1">WARC_ISO_28500_final_draft v018 Zentveld 08061.doc</text:span>. Soubor je také dostupný online na adrese http://archive-access.sourceforge.net/warc/.</text:p>
      <text:h text:style-name="Heading_20_2" text:outline-level="2">AK. JHOVE2 – vlastní implementace nástroje</text:h>
      <text:p text:style-name="textove_20_prilohy_20_komentar">Celý soubor je dostupný jako elektronická příloha bakalářské práce pod názvem <text:span text:style-name="T1">RunFromARC2WARC.java</text:span>. V rámci projektu nástroje JHOVE2 musí být součásti package <text:span text:style-name="T1">org.jhove2.app</text:span>. Zde ukazuji pouze metodu třídy (<text:span text:style-name="T1">runJHOVE2</text:span>), která obstarává přímo spuštění.</text:p>
      <text:p text:style-name="textové_20_přílohy">/**</text:p>
      <text:p text:style-name="textové_20_přílohy">* Metoda dostane na vstup seznam souborů, které předá ke zpracování</text:p>
      <text:p text:style-name="textové_20_přílohy">* aplikaci JHOVE2 a nakonec na vypíše do zadaného souboru výstup z JHOVE2.</text:p>
      <text:p text:style-name="textové_20_přílohy">* @param contents Pole cest k souborům</text:p>
      <text:p text:style-name="textové_20_přílohy">* @param path Cesta k souboru, do kterého se mají vypsat informace</text:p>
      <text:p text:style-name="textové_20_přílohy">* @throws IOException</text:p>
      <text:p text:style-name="textové_20_přílohy">* @throws JHOVE2Exception </text:p>
      <text:p text:style-name="textové_20_přílohy">*/</text:p>
      <text:p text:style-name="textové_20_přílohy"/>
      <text:p text:style-name="textové_20_přílohy">public void runJHOVE2(String contents[], String path) throws IOException, JHOVE2Exception</text:p>
      <text:p text:style-name="textové_20_přílohy">{</text:p>
      <text:p text:style-name="textové_20_přílohy"><text:tab/>OutputStream output = new FileOutputStream("/dev/null");</text:p>
      <text:p text:style-name="textové_20_přílohy"><text:tab/>PrintStream nullOut = new PrintStream(output);</text:p>
      <text:p text:style-name="textové_20_přílohy"><text:tab/>System.setErr(nullOut);</text:p>
      <text:p text:style-name="textové_20_přílohy"><text:tab/>System.setOut(nullOut);</text:p>
      <text:p text:style-name="textové_20_přílohy"><text:tab/>String[] data = {"-o", path, "-d", "XML"};</text:p>
      <text:p text:style-name="textové_20_přílohy"><text:tab/>String[] seznam = arrayMerge(data, contents);</text:p>
      <text:p text:style-name="textové_20_přílohy"><text:soft-page-break/></text:p>
      <text:p text:style-name="textové_20_přílohy"><text:tab/>JHOVE2CommandLine.main(seznam);</text:p>
      <text:p text:style-name="textové_20_přílohy">}</text:p>
      <text:h text:style-name="Heading_20_2" text:outline-level="2">AL. WARCTOOLS / hanzo – vlastní implementace nástroje</text:h>
      <text:p text:style-name="textove_20_prilohy_20_komentar">Soubor je dostupný jako elektronická příloha bakalářské práce pod názvem <text:span text:style-name="T1">arc2warc_jhove2.py</text:span>. Aby správně fungoval, je potřeba mít nainstalován ná<text:span text:style-name="T2">stroj Jpype (příloha AI) a umístit soubor do kořenové složky WARCTOOLS / hanzo (příloha AD).</text:span></text:p>
      <text:h text:style-name="Heading_20_2" text:outline-level="2"><text:span text:style-name="T2">AM. Warc – gramatika</text:span></text:h>
      <text:p text:style-name="textové_20_přílohy"><text:span text:style-name="T2">Warc-file<text:tab/><text:tab/>=<text:tab/>1*warc-record</text:span></text:p>
      <text:p text:style-name="textové_20_přílohy"><text:span text:style-name="T2">warc-record<text:tab/><text:tab/>=<text:tab/>header CRLF</text:span></text:p>
      <text:p text:style-name="textové_20_přílohy"><text:span text:style-name="T2"><text:tab/><text:tab/><text:tab/><text:tab/>block CRLF CRLF</text:span></text:p>
      <text:p text:style-name="textové_20_přílohy"><text:span text:style-name="T2">header<text:tab/><text:tab/>=<text:tab/>version warc-fields</text:span></text:p>
      <text:p text:style-name="textové_20_přílohy"><text:span text:style-name="T2">version<text:tab/><text:tab/>=<text:tab/>"WARC/0.18" CRLF</text:span></text:p>
      <text:p text:style-name="textové_20_přílohy"><text:span text:style-name="T2">warc-fields<text:tab/><text:tab/>=<text:tab/>*named-field CRLF</text:span></text:p>
      <text:p text:style-name="textové_20_přílohy"><text:span text:style-name="T2">block<text:tab/><text:tab/><text:tab/>= <text:tab/>* OCTET</text:span></text:p>
      <text:h text:style-name="Heading_20_2" text:outline-level="2"><text:span text:style-name="T2">AN – Warc – seznam definovaných polí</text:span></text:h>
      <text:p text:style-name="textové_20_přílohy"><text:span text:style-name="T2">WARC-Type, WARC-Record-ID, WARC-Date, Content-Length, Content-Type, WARC-Concurrent-To, WARC-Block-Digest, WARC-Payload-Digest, WARC-IP-Address, WARC-Refers-To, WARC-Target-URI, WARC-Truncated, WARC-Warcinfo-ID, WARC-Filename, WARC-Profile, WARC-Identified-Payload-Type,WARC-Segment-Origin-ID, WARC-Segment-Number, WARC-Segment-Total-Length</text:span></text:p>
      <text:h text:style-name="Heading_20_2" text:outline-level="2"><text:span text:style-name="T2">AO – Warc – Continuation record</text:span></text:h>
      <text:h text:style-name="Heading_20_3" text:outline-level="3"><text:span text:style-name="T2">První warc záznam</text:span></text:h>
      <text:p text:style-name="textové_20_přílohy"><text:span text:style-name="T2">WARC/0.18</text:span></text:p>
      <text:p text:style-name="textové_20_přílohy"><text:span text:style-name="T2">WARC-Type: response</text:span></text:p>
      <text:p text:style-name="textové_20_přílohy"><text:span text:style-name="T2">WARC-Target-URI: http://www.archive.org/images/logoc.jpg</text:span></text:p>
      <text:p text:style-name="textové_20_přílohy"><text:span text:style-name="T2">WARC-Date: 2006-09-19T17:20:24Z</text:span></text:p>
      <text:p text:style-name="textové_20_přílohy"><text:span text:style-name="T2">WARC-Block-Digest: sha1:2ASS7ZUZY6ND6CCHXETFVJDENAWF7KQ2</text:span></text:p>
      <text:p text:style-name="textové_20_přílohy"><text:span text:style-name="T2">WARC-Payload-Digest: sha1:CCHXETFVJD2MUZY6ND6SS7ZENMWF7KQ2</text:span></text:p>
      <text:p text:style-name="textové_20_přílohy"><text:span text:style-name="T2">WARC-IP-Address: 207.241.233.58</text:span></text:p>
      <text:p text:style-name="textové_20_přílohy"><text:span text:style-name="T2">WARC-Record-ID: &lt;urn:uuid:39509228-ae2f-11b2-763a-aa4c6ec90bb0&gt;</text:span></text:p>
      <text:p text:style-name="textové_20_přílohy"><text:span text:style-name="T2">WARC-Segment-Number: 1</text:span></text:p>
      <text:p text:style-name="textové_20_přílohy"><text:span text:style-name="T2">Content-Type: application/http;msgtype=response</text:span></text:p>
      <text:p text:style-name="textové_20_přílohy"><text:span text:style-name="T2">Content-Length: 1600</text:span></text:p>
      <text:p text:style-name="textové_20_přílohy"><text:span text:style-name="T2">HTTP/1.1 200 OK</text:span></text:p>
      <text:p text:style-name="textové_20_přílohy"><text:span text:style-name="T2">Date: Tue, 19 Sep 2006 17:18:40 GMT</text:span></text:p>
      <text:p text:style-name="textové_20_přílohy"><text:span text:style-name="T2">Server: Apache/2.0.54 (Ubuntu)</text:span></text:p>
      <text:p text:style-name="textové_20_přílohy"><text:span text:style-name="T2">Last-Modified: Mon, 16 Jun 2003 22:28:51 GMT</text:span></text:p>
      <text:p text:style-name="textové_20_přílohy"><text:soft-page-break/><text:span text:style-name="T2">ETag: "3e45-67e-2ed02ec0"</text:span></text:p>
      <text:p text:style-name="textové_20_přílohy"><text:span text:style-name="T2">Accept-Ranges: bytes</text:span></text:p>
      <text:p text:style-name="textové_20_přílohy"><text:span text:style-name="T2">Content-Length: 1662</text:span></text:p>
      <text:p text:style-name="textové_20_přílohy"><text:span text:style-name="T2">Connection: close</text:span></text:p>
      <text:p text:style-name="textové_20_přílohy"><text:span text:style-name="T2">Content-Type: image/jpeg</text:span></text:p>
      <text:h text:style-name="Heading_20_3" text:outline-level="3"><text:span text:style-name="T2">Záznam, který na něj navazuje</text:span></text:h>
      <text:p text:style-name="textové_20_přílohy"><text:span text:style-name="T2">WARC/0.18</text:span></text:p>
      <text:p text:style-name="textové_20_přílohy"><text:span text:style-name="T2">WARC-Type: continuation</text:span></text:p>
      <text:p text:style-name="textové_20_přílohy"><text:span text:style-name="T2">WARC-Target-URI: http://www.archive.org/images/logoc.jpg</text:span></text:p>
      <text:p text:style-name="textové_20_přílohy"><text:span text:style-name="T2">WARC-Date: 2006-09-19T17:20:24Z</text:span></text:p>
      <text:p text:style-name="textové_20_přílohy"><text:span text:style-name="T2">WARC-Block-Digest: sha1:T7HXETFVA92MSS7ZENMFZY6ND6WF7KB7</text:span></text:p>
      <text:p text:style-name="textové_20_přílohy"><text:span text:style-name="T2">WARC-Record-ID: &lt;urn:uuid:70653950-a77f-b212-e434-7a7c6ec909ef&gt;</text:span></text:p>
      <text:p text:style-name="textové_20_přílohy"><text:span text:style-name="T2">WARC-Segment-Origin-ID: &lt;urn:uuid:39509228-ae2f-11b2-763a-</text:span></text:p>
      <text:p text:style-name="textové_20_přílohy"><text:span text:style-name="T2">aa4c6ec90bb0&gt;</text:span></text:p>
      <text:p text:style-name="textové_20_přílohy"><text:span text:style-name="T2">WARC-Segment-Number: 2</text:span></text:p>
      <text:p text:style-name="textové_20_přílohy"><text:span text:style-name="T2">WARC-Segment-Total-Length: 1902</text:span></text:p>
      <text:p text:style-name="textové_20_přílohy"><text:span text:style-name="T2">WARC-Identified-Payload-Type: image/jpeg</text:span></text:p>
      <text:p text:style-name="textové_20_přílohy"><text:span text:style-name="T2">Content-Length: 302</text:span></text:p>
      <text:p text:style-name="textové_20_přílohy"><text:span text:style-name="T2">[last 302 bytes of image/jpeg binary data here]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7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4T01:18:58</dc:date>
    <dc:creator>Martin Prokop</dc:creator>
    <meta:editing-duration>P4DT11H31M14S</meta:editing-duration>
    <meta:editing-cycles>2333</meta:editing-cycles>
    <meta:document-statistic meta:table-count="0" meta:image-count="0" meta:object-count="0" meta:page-count="9" meta:paragraph-count="255" meta:word-count="1423" meta:character-count="13817" meta:non-whitespace-character-count="12465"/>
  </office:meta>
</office:document-meta>
</file>